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DejaVu Sans1" svg:font-family="'DejaVu Sans'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10.8cm" style:page-number="auto" table:align="left" style:may-break-between-rows="true" style:writing-mode="lr-tb"/>
    </style:style>
    <style:style style:name="Table1.A" style:family="table-column">
      <style:table-column-properties style:column-width="10.8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Table_20_Contents">
      <style:paragraph-properties fo:text-align="start" style:justify-single-word="false" style:writing-mode="lr-tb"/>
    </style:style>
    <style:style style:name="P3" style:family="paragraph" style:parent-style-name="Table_20_Contents">
      <style:paragraph-properties fo:text-align="start" style:justify-single-word="false" style:writing-mode="lr-tb"/>
      <style:text-properties officeooo:paragraph-rsid="001c80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This excessively large row is not allowed to split. Is that reasonable in this case?</text:p>
            <text:p text:style-name="P2">This excessively large row is not allowed to split. Is that reasonable in this case?</text:p>
            <text:p text:style-name="P2">This excessively large row is not allowed to split. Is that reasonable in this case?</text:p>
            <text:p text:style-name="P2">This excessively large row is not allowed to split. Is that reasonable in this case?</text:p>
            <text:p text:style-name="P2">This excessively large row is not allowed to split. Is that reasonable in this case?</text:p>
            <text:p text:style-name="P2">This excessively large row is not allowed to split. Is that reasonable in this case?</text:p>
            <text:p text:style-name="P2">This excessively large row is not allowed to split. Is that <text:soft-page-break/>reasonable in this case?</text:p>
            <text:p text:style-name="P2">This excessively large row is not allowed to split. Is that reasonable in this case?</text:p>
            <text:p text:style-name="P2">This excessively large row is not allowed to split. Is that reasonable in this case?</text:p>
            <text:p text:style-name="P2">This excessively large row is not allowed to split. Is that reasonable in this case?</text:p>
            <text:p text:style-name="P2">This excessively large row is not allowed to split. Is that reasonable in this case?</text:p>
            <text:p text:style-name="P2">This excessively large row is not allowed to split. Is that reasonable in this case?</text:p>
            <text:p text:style-name="P3">This excessively large row is not allowed to split. Is that reasonable in this case?</text:p>
            <text:p text:style-name="P3"><text:soft-page-break/>This excessively large row is not allowed to split. Is that reasonable in this case?</text:p>
            <text:p text:style-name="P3">This excessively large row is not allowed to split. Is that reasonable in this case?</text:p>
            <text:p text:style-name="P3">This excessively large row is not allowed to split. Is that reasonable in this case?</text:p>
            <text:p text:style-name="P3">This excessively large row is not allowed to split. Is that reasonable in this case?</text:p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DejaVu Sans1" svg:font-family="'DejaVu Sans'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ans" fo:font-family="'Liberation Sans'" style:font-style-name="Regular" style:font-family-generic="swiss" style:font-pitch="variable" fo:font-size="12pt" fo:language="zxx" fo:country="none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ejaVu Sans1" style:font-family-asian="'DejaVu Sans'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Times New Roman" style:font-family-complex="'Times New Roman'" style:font-family-generic-complex="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1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7T21:39:04.544831900</meta:creation-date>
    <dc:date>2020-02-27T21:47:40.681127960</dc:date>
    <meta:editing-cycles>3</meta:editing-cycles>
    <meta:editing-duration>PT5M23S</meta:editing-duration>
    <meta:print-date>1995-11-21T17:41:00</meta:print-date>
    <meta:generator>LibreOfficeDev/7.0.0.0.alpha0$Linux_X86_64 LibreOffice_project/b639a2b8f433efb10a78cc360a614068ee92a744</meta:generator>
    <meta:document-statistic meta:table-count="1" meta:image-count="0" meta:object-count="0" meta:page-count="3" meta:paragraph-count="17" meta:word-count="255" meta:character-count="1428" meta:non-whitespace-character-count="1190"/>
  </office:meta>
</office:document-meta>
</file>